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font-weight="bold" officeooo:rsid="00045646" officeooo:paragraph-rsid="00045646" style:font-weight-asian="bold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font-weight="bold" officeooo:rsid="000818bf" officeooo:paragraph-rsid="000818bf" style:font-weight-asian="bold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9120b" style:font-weight-asian="bold" style:font-weight-complex="bold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weight="bold" officeooo:rsid="000a03c3" officeooo:paragraph-rsid="000a03c3" style:font-weight-asian="bold" style:font-weight-complex="bold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font-weight="bold" officeooo:rsid="000c06dd" officeooo:paragraph-rsid="000c06dd" style:font-weight-asian="bold" style:font-weight-complex="bold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font-weight="bold" officeooo:rsid="001196ac" officeooo:paragraph-rsid="001196ac" style:font-weight-asian="bold" style:font-weight-complex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font-weight="bold" officeooo:rsid="00126669" officeooo:paragraph-rsid="00126669" style:font-weight-asian="bold" style:font-weight-complex="bold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font-weight="normal" officeooo:rsid="0009120b" officeooo:paragraph-rsid="0009120b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font-weight="normal" officeooo:rsid="000f2e31" officeooo:paragraph-rsid="000f2e31" style:font-weight-asian="normal" style:font-weight-complex="normal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font-weight="normal" officeooo:rsid="001196ac" officeooo:paragraph-rsid="001196ac" style:font-weight-asian="normal" style:font-weight-complex="normal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font-weight="normal" officeooo:rsid="00126669" officeooo:paragraph-rsid="00126669" style:font-weight-asian="normal" style:font-weight-complex="normal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font-weight="normal" officeooo:rsid="0012e37d" officeooo:paragraph-rsid="0012e37d" style:font-weight-asian="normal" style:font-weight-complex="normal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T1" style:family="text"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3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7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2" style:family="text">
      <style:text-properties style:font-name="Calibri" fo:font-size="14pt" fo:language="es" fo:country="ES" style:text-underline-style="none" style:font-size-asian="14pt"/>
    </style:style>
    <style:style style:name="T13" style:family="text">
      <style:text-properties style:font-name="Calibri" fo:font-size="14pt" fo:language="es" fo:country="ES" style:text-underline-style="none" officeooo:rsid="000a03c3" style:font-size-asian="14pt"/>
    </style:style>
    <style:style style:name="T14" style:family="text">
      <style:text-properties style:font-name="Calibri" fo:font-size="14pt" fo:language="es" fo:country="ES" style:text-underline-style="none" officeooo:rsid="000c6acc" style:font-size-asian="14pt"/>
    </style:style>
    <style:style style:name="T15" style:family="text">
      <style:text-properties style:font-name="Calibri" fo:font-size="14pt" fo:language="es" fo:country="ES" style:text-underline-style="none" officeooo:rsid="000d9216" style:font-size-asian="14pt"/>
    </style:style>
    <style:style style:name="T16" style:family="text">
      <style:text-properties style:font-name="Calibri" fo:font-size="14pt" fo:language="es" fo:country="ES" style:text-underline-style="none" officeooo:rsid="00103255" style:font-size-asian="14pt"/>
    </style:style>
    <style:style style:name="T17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YEBEE Changelog</text:span></text:p>
      <text:p text:style-name="P4"/>
      <text:p text:style-name="P1"><text:span text:style-name="T2">12 de enero 2022</text:span></text:p>
      <text:p text:style-name="P1"><text:span text:style-name="T6">Creado y terminado el anteproyecto del videojuego.</text:span></text:p>
      <text:p text:style-name="P5"/>
      <text:p text:style-name="P1"><text:span text:style-name="T2">23 enero 2022</text:span></text:p>
      <text:p text:style-name="P1"><text:span text:style-name="T6">Comienzo del desarrollo del videojuego.</text:span></text:p>
      <text:p text:style-name="P6"/>
      <text:p text:style-name="P1"><text:span text:style-name="T2">28 enero 2022</text:span></text:p>
      <text:p text:style-name="P1"><text:span text:style-name="T6">El videojuego tiene 2 paquetes, uno de </text:span><text:span text:style-name="T2">characters</text:span><text:span text:style-name="T6"> y otro de </text:span><text:span text:style-name="T2">screens.</text:span></text:p>
      <text:p text:style-name="P1"><text:span text:style-name="T2">Characters </text:span><text:span text:style-name="T6">contiene las clases </text:span><text:span text:style-name="T2">Bee </text:span><text:span text:style-name="T6">y </text:span><text:span text:style-name="T2">Bird</text:span><text:span text:style-name="T6">. Ambas no funcionan bien.</text:span></text:p>
      <text:p text:style-name="P1"><text:span text:style-name="T2">Screens</text:span><text:span text:style-name="T6"> contiene la clase base llamada </text:span><text:span text:style-name="T2">ByeBee</text:span><text:span text:style-name="T6">, la clase </text:span><text:span text:style-name="T2">Level1 </text:span><text:span text:style-name="T6">y otras 3 clases del año pasado que pronto serán borradas.</text:span></text:p>
      <text:p text:style-name="P1"><text:span text:style-name="T6">A </text:span><text:span text:style-name="T2">Level1 </text:span><text:span text:style-name="T6">se le ha añadido un fondo parallax.</text:span></text:p>
      <text:p text:style-name="P6"/>
      <text:p text:style-name="P1"><text:span text:style-name="T2">29 enero 2022</text:span></text:p>
      <text:p text:style-name="P1"><text:span text:style-name="T6">El movimiento de </text:span><text:span text:style-name="T2">Bee </text:span><text:span text:style-name="T6">y </text:span><text:span text:style-name="T2">Bird </text:span><text:span text:style-name="T6">ya funciona correctamente.</text:span></text:p>
      <text:p text:style-name="P6"/>
      <text:p text:style-name="P1"><text:span text:style-name="T2">2 febrero 2022</text:span></text:p>
      <text:p text:style-name="P1"><text:span text:style-name="T6">Se crea una clase </text:span><text:span text:style-name="T2">Character</text:span><text:span text:style-name="T6"> de la que heredarán tanto </text:span><text:span text:style-name="T2">Bee </text:span><text:span text:style-name="T6">como los enemigos, creados a partir de la nueva clase </text:span><text:span text:style-name="T2">Enemy</text:span><text:span text:style-name="T6">. La clase </text:span><text:span text:style-name="T2">Bird</text:span><text:span text:style-name="T6"> ya no se utiliza.</text:span></text:p>
      <text:p text:style-name="P1"><text:span text:style-name="T6">Creado un método </text:span><text:span text:style-name="T2">detectCollisions()</text:span><text:span text:style-name="T6"> para detectar colisiones entre la abeja y los enemigos. </text:span></text:p>
      <text:p text:style-name="P1"><text:span text:style-name="T6">Creado un método </text:span><text:span text:style-name="T2">spawnEnemies()</text:span><text:span text:style-name="T6"> que hace que los enemigos vayan apareciendo aleatoriamente en el eje Y de la derecha de todo de la pantalla (no funciona bien).</text:span></text:p>
      <text:p text:style-name="P6"/>
      <text:p text:style-name="P1"><text:soft-page-break/><text:span text:style-name="T2">8 febrero 2022</text:span></text:p>
      <text:p text:style-name="P1"><text:span text:style-name="T6">Creada la clase </text:span><text:span text:style-name="T2">Health</text:span><text:span text:style-name="T6">, que contiene las texturas de los puntos de vida de la abeja </text:span><text:span text:style-name="T2">Bee</text:span><text:span text:style-name="T6">.</text:span></text:p>
      <text:p text:style-name="P1"><text:span text:style-name="T6">Arreglado el método </text:span><text:span text:style-name="T2">spawnEnemies()</text:span><text:span text:style-name="T6">. Ahora los enemigos aparecen correctamente.</text:span></text:p>
      <text:p text:style-name="P1"><text:span text:style-name="T6">En este momento la abeja pierde todos sus puntos de vida casi de golpe con solo tocar a un enemigo.</text:span></text:p>
      <text:p text:style-name="P6"/>
      <text:p text:style-name="P1"><text:span text:style-name="T2">9 febrero 2022</text:span></text:p>
      <text:p text:style-name="P1"><text:span text:style-name="T6">Ahora la clase base </text:span><text:span text:style-name="T2">ByeBee</text:span><text:span text:style-name="T6"> llama a la clase </text:span><text:span text:style-name="T2">TitleScreen</text:span><text:span text:style-name="T6"> al comienzo de la aplicación. </text:span><text:span text:style-name="T2">Level1</text:span><text:span text:style-name="T6"> ya no es lo primero que aparece al abrir el juego, sino que hay que tocar la pantalla estando en </text:span><text:span text:style-name="T2">TitleScreen</text:span><text:span text:style-name="T6"> para ir a </text:span><text:span text:style-name="T2">Level1</text:span><text:span text:style-name="T6">.</text:span></text:p>
      <text:p text:style-name="Standard"/>
      <text:p text:style-name="P7"><text:span text:style-name="T12">14 febrero 2022</text:span></text:p>
      <text:p text:style-name="P3"><text:span text:style-name="T8">Creada la clase </text:span><text:span text:style-name="T4">Options</text:span><text:span text:style-name="T8"> la cual se usará para todos los botones necesarios para navegar entre menús.</text:span></text:p>
      <text:p text:style-name="P3"><text:span text:style-name="T8">Creadas las clases </text:span><text:span text:style-name="T4">CreditsScreen, InfoScreen, SettingsScreen </text:span><text:span text:style-name="T8">y </text:span><text:span text:style-name="T4">ScoreScreen</text:span><text:span text:style-name="T8">, las cuales contendrán los créditos del juego, información, ajustes y puntuaciones respectivamente. </text:span><text:span text:style-name="T10">La clase </text:span><text:span text:style-name="T11">base</text:span><text:span text:style-name="T10"> </text:span><text:span text:style-name="T5">ByeBee</text:span><text:span text:style-name="T10"> contiene todos los métodos que usarán las demás clases para cambiar de de una pantalla a otra cuando sea necesario.</text:span></text:p>
      <text:p text:style-name="P28"><text:span text:style-name="T8">A</text:span><text:span text:style-name="T7">hora la abeja </text:span><text:span text:style-name="T9">solo </text:span><text:span text:style-name="T7">pierde un punto de salud cada vez que es golpeada por un enemigo.</text:span></text:p>
      <text:p text:style-name="P28"><text:span text:style-name="T7"/></text:p>
      <text:p text:style-name="P8"><text:span text:style-name="T12">15 febrero 2022</text:span></text:p>
      <text:p text:style-name="P15"><text:span text:style-name="T12">La navegación entre las pantallas creadas ayer ya es funcional gracias a los botones de la clase </text:span><text:span text:style-name="T3">Options</text:span><text:span text:style-name="T12">.</text:span></text:p>
      <text:p text:style-name="P15"><text:span text:style-name="T12"/></text:p>
      <text:p text:style-name="P9"><text:span text:style-name="T12">17 febrero 2022</text:span></text:p>
      <text:p text:style-name="P16"><text:span text:style-name="T12">Creados e implementados gráficos para cada una de las pantallas.</text:span></text:p>
      <text:p text:style-name="P10"><text:soft-page-break/><text:span text:style-name="T12">1</text:span><text:span text:style-name="T13">8</text:span><text:span text:style-name="T12"> febrero 2022</text:span></text:p>
      <text:p text:style-name="P17"><text:span text:style-name="T12">Creados gráficos para el nivel 2 del juego: </text:span><text:span text:style-name="T17">Manantial</text:span><text:span text:style-name="T12">.</text:span></text:p>
      <text:p text:style-name="P17"><text:span text:style-name="T12">Creada la clase </text:span><text:span text:style-name="T3">LevelSelect</text:span><text:span text:style-name="T12"> que contiene los botones para acceder a cada uno los 4 niveles del juego.</text:span></text:p>
      <text:p text:style-name="P17"><text:span text:style-name="T12"/></text:p>
      <text:p text:style-name="P11"><text:span text:style-name="T12">21 febrero 2022</text:span></text:p>
      <text:p text:style-name="P17"><text:span text:style-name="T12">Creada la clase </text:span><text:span text:style-name="T3">Level2</text:span><text:span text:style-name="T12"> a la cual se le implementan los gráficos creados anteriormente.</text:span></text:p>
      <text:p text:style-name="P18"><text:span text:style-name="T12">Ahora es posible elegir entre el nivel 1 y el nivel 2 gracias a la clase </text:span><text:span text:style-name="T3">LevelSelect.</text:span></text:p>
      <text:p text:style-name="P18"><text:span text:style-name="T3"/></text:p>
      <text:p text:style-name="P12"><text:span text:style-name="T12">22 febrero 2022</text:span></text:p>
      <text:p text:style-name="P19"><text:span text:style-name="T12">Creados </text:span><text:span text:style-name="T14">e implementados</text:span><text:span text:style-name="T12"> gráficos de “nivel completado” y “fin de la partida” para que saldrán cuando la abeja complete el nivel o pierda todos sus puntos de vida respectivamente.</text:span></text:p>
      <text:p text:style-name="P19"><text:span text:style-name="T12">“</text:span><text:span text:style-name="T15">Nivel completado” aparece con la opción “Continuar” </text:span><text:span text:style-name="T16">que te lleva al menú de selección de nivel</text:span><text:span text:style-name="T15"> y más adelante mostrará la puntuación obtenida.</text:span></text:p>
      <text:p text:style-name="P21"><text:span text:style-name="T12">“Fin de la partida” aparece con las opciones “Reintentar” </text:span><text:span text:style-name="T16">que reinicia el nivel</text:span><text:span text:style-name="T12"> y “Volver al menú” </text:span><text:span text:style-name="T16">que te lleva de vuelta al menú de selección de nivel</text:span><text:span text:style-name="T12">.</text:span></text:p>
      <text:p text:style-name="P22"><text:span text:style-name="T12">Los botones de “Fin de la partida” ya son funcionales.</text:span></text:p>
      <text:p text:style-name="P20"><text:span text:style-name="T12">Se ha añadido a la clase </text:span><text:span text:style-name="T3">Enemy</text:span><text:span text:style-name="T12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20"><text:span text:style-name="T12"/></text:p>
      <text:p text:style-name="P13"><text:span text:style-name="T12">23 febrero 2022</text:span></text:p>
      <text:p text:style-name="P23"><text:span text:style-name="T12">Ya funciona lo de “Nivel completado”.</text:span></text:p>
      <text:p text:style-name="P25"><text:span text:style-name="T12">La abeja ya no pierde un punto de vida al tocar la línea de meta.</text:span></text:p>
      <text:p text:style-name="P23"><text:span text:style-name="T12"/></text:p>
      <text:p text:style-name="P23"><text:soft-page-break/><text:span text:style-name="T12"/></text:p>
      <text:p text:style-name="P14"><text:span text:style-name="T12">25 febrero 2022</text:span></text:p>
      <text:p text:style-name="P24"><text:span text:style-name="T12">Ahora al completar o perder en un nivel todo se detiene y no se sigue moviendo.</text:span></text:p>
      <text:p text:style-name="P24"><text:span text:style-name="T12">Tanto la abeja, como los enemigos como el fondo se quedan quietos.</text:span></text:p>
      <text:p text:style-name="P26"><text:span text:style-name="T12">Se han modificado y completado los métodos </text:span><text:span text:style-name="T3">GameOver(), levelCompleted() </text:span><text:span text:style-name="T12">y se han hecho algunas modificaciones más para que todo esto funcione.</text:span></text:p>
      <text:p text:style-name="P27"><text:span text:style-name="T12">También se han creado los gráficos para el nivel 3: </text:span><text:span text:style-name="T18">Colmena</text:span><text:span text:style-name="T20">.</text:span></text:p>
      <text:p text:style-name="P27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24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2-28T19:49:03.775000000</dc:date>
    <meta:editing-duration>PT29M16S</meta:editing-duration>
    <meta:editing-cycles>23</meta:editing-cycles>
    <meta:document-statistic meta:table-count="0" meta:image-count="0" meta:object-count="0" meta:page-count="4" meta:paragraph-count="51" meta:word-count="701" meta:character-count="3979" meta:non-whitespace-character-count="3328"/>
  </office:meta>
</office:document-meta>
</file>